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/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11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2" style:family="table-cell" style:parent-style-name="Default" style:data-style-name="N3">
      <style:table-cell-properties fo:border-bottom="none" fo:border-left="0.74pt solid #000000" fo:border-right="none" fo:border-top="none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3">
      <style:table-cell-properties fo:border-bottom="0.74pt solid #000000" fo:background-color="#3399ff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5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3">
      <style:table-cell-properties fo:border-bottom="0.74pt solid #000000" fo:background-color="#3399ff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3399ff" fo:border-left="none" fo:border-right="none" fo:border-top="none"/>
    </style:style>
    <style:style style:name="ce19" style:family="table-cell" style:parent-style-name="Default" style:data-style-name="N3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3">
      <style:table-cell-properties fo:border-bottom="none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 style:data-style-name="N3">
      <style:table-cell-properties fo:border-bottom="0.74pt solid #000000" fo:background-color="#3399ff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3300"/>
    </style:style>
    <style:style style:name="ce30" style:family="table-cell" style:parent-style-name="Default" style:data-style-name="N3">
      <style:table-cell-properties fo:background-color="#cc0000"/>
      <style:text-properties fo:color="#000000" fo:font-style="italic" style:font-style-asian="italic" style:font-style-complex="italic"/>
    </style:style>
    <style:style style:name="ce31" style:family="table-cell" style:parent-style-name="Default">
      <style:table-cell-properties fo:background-color="#cc0000" fo:wrap-option="wrap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1">
      <style:table-cell-properties fo:background-color="#cc0000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3">
      <style:table-cell-properties fo:background-color="#cc3300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3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">
      <style:table-cell-properties fo:background-color="#cc3300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EUF_E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6" table:formula="of:=55500/0.75" office:value-type="float" office:value="74000" calcext:value-type="float">
            <text:p>74.000</text:p>
          </table:table-cell>
          <table:table-cell table:style-name="ce6" table:formula="of:=[.D3]*[.A4]" office:value-type="float" office:value="75850" calcext:value-type="float">
            <text:p>75.850</text:p>
          </table:table-cell>
          <table:table-cell table:style-name="ce6" table:formula="of:=[.E3]*[.A4]" office:value-type="float" office:value="77746.25" calcext:value-type="float">
            <text:p>77.746</text:p>
          </table:table-cell>
          <table:table-cell table:style-name="ce6" table:formula="of:=[.F3]*[.A4]" office:value-type="float" office:value="79689.90625" calcext:value-type="float">
            <text:p>79.690</text:p>
          </table:table-cell>
          <table:table-cell table:style-name="ce6" table:formula="of:=[.G3]*[.A4]" office:value-type="float" office:value="81682.15390625" calcext:value-type="float">
            <text:p>81.682</text:p>
          </table:table-cell>
          <table:table-cell table:style-name="ce6" table:formula="of:=[.H3]*[.A4]" office:value-type="float" office:value="83724.2077539062" calcext:value-type="float">
            <text:p>83.724</text:p>
          </table:table-cell>
          <table:table-cell table:number-columns-repeated="3"/>
        </table:table-row>
        <table:table-row table:style-name="ro1">
          <table:table-cell table:style-name="ce2" office:value-type="float" office:value="1.025" calcext:value-type="float">
            <text:p>1,025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7" office:value-type="float" office:value="68300" calcext:value-type="float">
            <text:p>68300</text:p>
          </table:table-cell>
          <table:table-cell table:style-name="ce6" table:formula="of:=[.D4]*[.A4]" office:value-type="float" office:value="70007.5" calcext:value-type="float">
            <text:p>70.008</text:p>
          </table:table-cell>
          <table:table-cell table:style-name="ce6" table:formula="of:=[.E4]*[.A4]" office:value-type="float" office:value="71757.6875" calcext:value-type="float">
            <text:p>71.758</text:p>
          </table:table-cell>
          <table:table-cell table:style-name="ce6" table:formula="of:=[.F4]*[.A4]" office:value-type="float" office:value="73551.6296875" calcext:value-type="float">
            <text:p>73.552</text:p>
          </table:table-cell>
          <table:table-cell table:style-name="ce6" table:formula="of:=[.G4]*[.A4]" office:value-type="float" office:value="75390.4204296875" calcext:value-type="float">
            <text:p>75.390</text:p>
          </table:table-cell>
          <table:table-cell table:style-name="ce6" table:formula="of:=[.H4]*[.A4]" office:value-type="float" office:value="77275.1809404297" calcext:value-type="float">
            <text:p>77.2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8" office:value-type="float" office:value="11.6" calcext:value-type="float">
            <text:p>11,6</text:p>
          </table:table-cell>
          <table:table-cell table:style-name="ce8" table:formula="of:=[.D5]*[.A4]" office:value-type="float" office:value="11.89" calcext:value-type="float">
            <text:p>11,9</text:p>
          </table:table-cell>
          <table:table-cell table:style-name="ce8" table:formula="of:=[.E5]*[.A4]" office:value-type="float" office:value="12.18725" calcext:value-type="float">
            <text:p>12,2</text:p>
          </table:table-cell>
          <table:table-cell table:style-name="ce8" table:formula="of:=[.F5]*[.A4]" office:value-type="float" office:value="12.49193125" calcext:value-type="float">
            <text:p>12,5</text:p>
          </table:table-cell>
          <table:table-cell table:style-name="ce8" table:formula="of:=[.G5]*[.A4]" office:value-type="float" office:value="12.80422953125" calcext:value-type="float">
            <text:p>12,8</text:p>
          </table:table-cell>
          <table:table-cell table:style-name="ce8" table:formula="of:=[.H5]*[.A4]" office:value-type="float" office:value="13.1243352695312" calcext:value-type="float">
            <text:p>13,1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4"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14/ Stufe 3</text:p>
          </table:table-cell>
          <table:table-cell table:style-name="ce10" table:formula="of:=[.$B$10]*[.D3]/12*[.D7]" office:value-type="float" office:value="37000" calcext:value-type="float">
            <text:p>37.000</text:p>
          </table:table-cell>
          <table:table-cell table:style-name="ce14" table:formula="of:=[.$B$10]*[.E3]/12*[.E7]" office:value-type="float" office:value="56887.5" calcext:value-type="float">
            <text:p>56.888</text:p>
          </table:table-cell>
          <table:table-cell table:style-name="ce14" table:formula="of:=[.$B$10]*[.F3]/12*[.F7]" office:value-type="float" office:value="58309.6875" calcext:value-type="float">
            <text:p>58.310</text:p>
          </table:table-cell>
          <table:table-cell table:style-name="ce14" table:formula="of:=[.$B$10]*[.G3]/12*[.G7]" office:value-type="float" office:value="59767.4296875" calcext:value-type="float">
            <text:p>59.767</text:p>
          </table:table-cell>
          <table:table-cell table:style-name="ce14" table:formula="of:=[.$B$10]*[.H3]/12*[.H7]" office:value-type="float" office:value="61261.6154296875" calcext:value-type="float">
            <text:p>61.262</text:p>
          </table:table-cell>
          <table:table-cell table:style-name="ce14" table:formula="of:=[.$B$10]*[.I3]/12*[.I7]" office:value-type="float" office:value="20931.0519384766" calcext:value-type="float">
            <text:p>20.931</text:p>
          </table:table-cell>
          <table:table-cell table:style-name="ce17"/>
          <table:table-cell table:style-name="ce19" table:formula="of:=SUM([.D10:.I10])" office:value-type="float" office:value="294157.284555664" calcext:value-type="float">
            <text:p>294.157</text:p>
          </table:table-cell>
          <table:table-cell table:style-name="ce23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13 / Stufe 3</text:p>
          </table:table-cell>
          <table:table-cell table:style-name="ce11" table:formula="of:=[.$B$11]*[.D4]/12*[.D7]" office:value-type="float" office:value="22766.6666666667" calcext:value-type="float">
            <text:p>22.767</text:p>
          </table:table-cell>
          <table:table-cell table:style-name="ce9" table:formula="of:=[.$B$11]*[.E4]/12*[.E7]" office:value-type="float" office:value="35003.75" calcext:value-type="float">
            <text:p>35.004</text:p>
          </table:table-cell>
          <table:table-cell table:style-name="ce9" table:formula="of:=[.$B$11]*[.F4]/12*[.F7]" office:value-type="float" office:value="35878.84375" calcext:value-type="float">
            <text:p>35.879</text:p>
          </table:table-cell>
          <table:table-cell table:style-name="ce9" table:formula="of:=[.$B$11]*[.G4]/12*[.G7]" office:value-type="float" office:value="36775.81484375" calcext:value-type="float">
            <text:p>36.776</text:p>
          </table:table-cell>
          <table:table-cell table:style-name="ce9" table:formula="of:=[.$B$11]*[.H4]/12*[.H7]" office:value-type="float" office:value="37695.2102148437" calcext:value-type="float">
            <text:p>37.695</text:p>
          </table:table-cell>
          <table:table-cell table:style-name="ce9" table:formula="of:=[.$B$11]*[.I4]/12*[.I7]" office:value-type="float" office:value="12879.1968234049" calcext:value-type="float">
            <text:p>12.879</text:p>
          </table:table-cell>
          <table:table-cell/>
          <table:table-cell table:style-name="ce20" table:formula="of:=SUM([.D11:.I11])" office:value-type="float" office:value="180999.482298665" calcext:value-type="float">
            <text:p>180.999</text:p>
          </table:table-cell>
          <table:table-cell table:style-name="ce24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2" table:formula="of:=[.D5]*[.D7]*[.$B$12]" office:value-type="float" office:value="7424" calcext:value-type="float">
            <text:p>7.424</text:p>
          </table:table-cell>
          <table:table-cell table:style-name="ce15" table:formula="of:=[.E5]*[.E7]*[.$B$12]" office:value-type="float" office:value="11414.4" calcext:value-type="float">
            <text:p>11.414</text:p>
          </table:table-cell>
          <table:table-cell table:style-name="ce15" table:formula="of:=[.F5]*[.F7]*[.$B$12]" office:value-type="float" office:value="11699.76" calcext:value-type="float">
            <text:p>11.700</text:p>
          </table:table-cell>
          <table:table-cell table:style-name="ce15" table:formula="of:=[.G5]*[.G7]*[.$B$12]" office:value-type="float" office:value="11992.254" calcext:value-type="float">
            <text:p>11.992</text:p>
          </table:table-cell>
          <table:table-cell table:style-name="ce15" table:formula="of:=[.H5]*[.H7]*[.$B$12]" office:value-type="float" office:value="12292.06035" calcext:value-type="float">
            <text:p>12.292</text:p>
          </table:table-cell>
          <table:table-cell table:style-name="ce15" table:formula="of:=[.I5]*[.I7]*[.$B$12]" office:value-type="float" office:value="4199.78728625" calcext:value-type="float">
            <text:p>4.200</text:p>
          </table:table-cell>
          <table:table-cell/>
          <table:table-cell table:style-name="ce20" table:formula="of:=SUM([.D12:.I12])" office:value-type="float" office:value="59022.26163625" calcext:value-type="float">
            <text:p>59.022</text:p>
          </table:table-cell>
          <table:table-cell table:style-name="ce24"/>
        </table:table-row>
        <table:table-row table:style-name="ro1">
          <table:table-cell office:value-type="string" calcext:value-type="string">
            <text:p>Overhead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11" table:formula="of:=[.$B$13]*SUM([.D10:.D12])" office:value-type="float" office:value="13438.1333333333" calcext:value-type="float">
            <text:p>13.438</text:p>
          </table:table-cell>
          <table:table-cell table:style-name="ce9" table:formula="of:=[.$B$13]*SUM([.E10:.E12])" office:value-type="float" office:value="20661.13" calcext:value-type="float">
            <text:p>20.661</text:p>
          </table:table-cell>
          <table:table-cell table:style-name="ce9" table:formula="of:=[.$B$13]*SUM([.F10:.F12])" office:value-type="float" office:value="21177.65825" calcext:value-type="float">
            <text:p>21.178</text:p>
          </table:table-cell>
          <table:table-cell table:style-name="ce9" table:formula="of:=[.$B$13]*SUM([.G10:.G12])" office:value-type="float" office:value="21707.09970625" calcext:value-type="float">
            <text:p>21.707</text:p>
          </table:table-cell>
          <table:table-cell table:style-name="ce9" table:formula="of:=[.$B$13]*SUM([.H10:.H12])" office:value-type="float" office:value="22249.7771989062" calcext:value-type="float">
            <text:p>22.250</text:p>
          </table:table-cell>
          <table:table-cell table:style-name="ce9" table:formula="of:=[.$B$13]*SUM([.I10:.I12])" office:value-type="float" office:value="7602.0072096263" calcext:value-type="float">
            <text:p>7.602</text:p>
          </table:table-cell>
          <table:table-cell/>
          <table:table-cell table:style-name="ce20" table:formula="of:=SUM([.D13:.I13])" office:value-type="float" office:value="106835.805698116" calcext:value-type="float">
            <text:p>106.836</text:p>
          </table:table-cell>
          <table:table-cell table:style-name="ce25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9"/>
          <table:table-cell table:style-name="ce26" table:formula="of:=SUM([.K10:.K13])" office:value-type="float" office:value="641014.834188695" calcext:value-type="float">
            <text:p>641.015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/>
          <table:table-cell table:style-name="ce20" table:formula="of:=SUM([.D16:.I16])" office:value-type="float" office:value="24000" calcext:value-type="float">
            <text:p>24.000</text:p>
          </table:table-cell>
          <table:table-cell table:style-name="ce25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11" table:formula="of:=[.$B$17]*[.$C$17]*0" office:value-type="float" office:value="0" calcext:value-type="float">
            <text:p>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/>
          <table:table-cell table:style-name="ce20" table:formula="of:=SUM([.D17:.I17])" office:value-type="float" office:value="18000" calcext:value-type="float">
            <text:p>18.000</text:p>
          </table:table-cell>
          <table:table-cell table:style-name="ce25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8]*[.$C$18]*3" office:value-type="float" office:value="3000" calcext:value-type="float">
            <text:p>3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2" office:value-type="float" office:value="2000" calcext:value-type="float">
            <text:p>2.000</text:p>
          </table:table-cell>
          <table:table-cell/>
          <table:table-cell table:style-name="ce20" table:formula="of:=SUM([.D18:.I18])" office:value-type="float" office:value="21000" calcext:value-type="float">
            <text:p>21.000</text:p>
          </table:table-cell>
          <table:table-cell table:style-name="ce25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16:.K18])" office:value-type="float" office:value="63000" calcext:value-type="float">
            <text:p>63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table:style-name="ce4" office:value-type="string" calcext:value-type="string">
            <text:p>Computer + Literatur + Sonstiges</text:p>
          </table:table-cell>
          <table:table-cell table:number-columns-repeated="2"/>
          <table:table-cell table:style-name="ce11" office:value-type="float" office:value="5000" calcext:value-type="float">
            <text:p>5.000</text:p>
          </table:table-cell>
          <table:table-cell table:number-columns-repeated="5" table:style-name="ce9" office:value-type="float" office:value="2000" calcext:value-type="float">
            <text:p>2.000</text:p>
          </table:table-cell>
          <table:table-cell/>
          <table:table-cell table:style-name="ce20" table:formula="of:=SUM([.D21:.I21])" office:value-type="float" office:value="15000" calcext:value-type="float">
            <text:p>15.000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2000" calcext:value-type="float">
            <text:p>2.000</text:p>
          </table:table-cell>
          <table:table-cell table:style-name="ce9" office:value-type="float" office:value="3000" calcext:value-type="float">
            <text:p>3.000</text:p>
          </table:table-cell>
          <table:table-cell/>
          <table:table-cell table:style-name="ce20" table:formula="of:=SUM([.D22:.I22])" office:value-type="float" office:value="11000" calcext:value-type="float">
            <text:p>11.000</text:p>
          </table:table-cell>
          <table:table-cell table:style-name="ce25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21:.K22])" office:value-type="float" office:value="26000" calcext:value-type="float">
            <text:p>26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11" office:value-type="float" office:value="1000" calcext:value-type="float">
            <text:p>1.000</text:p>
          </table:table-cell>
          <table:table-cell table:number-columns-repeated="4" table:style-name="ce9" office:value-type="float" office:value="4000" calcext:value-type="float">
            <text:p>4.000</text:p>
          </table:table-cell>
          <table:table-cell table:style-name="ce9" office:value-type="float" office:value="1000" calcext:value-type="float">
            <text:p>1.000</text:p>
          </table:table-cell>
          <table:table-cell/>
          <table:table-cell table:style-name="ce20" table:formula="of:=SUM([.D25:.I25])" office:value-type="float" office:value="18000" calcext:value-type="float">
            <text:p>18.000</text:p>
          </table:table-cell>
          <table:table-cell table:style-name="ce25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6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7"/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5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3" table:formula="of:=SUM([.D10:.D25])" office:value-type="float" office:value="93628.8" calcext:value-type="float">
            <text:p>93.629</text:p>
          </table:table-cell>
          <table:table-cell table:style-name="ce16" table:formula="of:=SUM([.E10:.E25])" office:value-type="float" office:value="144466.78" calcext:value-type="float">
            <text:p>144.467</text:p>
          </table:table-cell>
          <table:table-cell table:style-name="ce16" table:formula="of:=SUM([.F10:.F25])" office:value-type="float" office:value="147565.9495" calcext:value-type="float">
            <text:p>147.566</text:p>
          </table:table-cell>
          <table:table-cell table:style-name="ce16" table:formula="of:=SUM([.G10:.G25])" office:value-type="float" office:value="150742.5982375" calcext:value-type="float">
            <text:p>150.743</text:p>
          </table:table-cell>
          <table:table-cell table:style-name="ce16" table:formula="of:=SUM([.H10:.H25])" office:value-type="float" office:value="153998.663193437" calcext:value-type="float">
            <text:p>153.999</text:p>
          </table:table-cell>
          <table:table-cell table:style-name="ce16" table:formula="of:=SUM([.I10:.I25])" office:value-type="float" office:value="57612.0432577578" calcext:value-type="float">
            <text:p>57.612</text:p>
          </table:table-cell>
          <table:table-cell table:style-name="ce18" table:number-columns-repeated="2"/>
          <table:table-cell table:style-name="ce28" table:formula="of:=SUM([.K10:.K25])" office:value-type="float" office:value="748014.834188695" calcext:value-type="float">
            <text:p>748.015</text:p>
          </table:table-cell>
        </table:table-row>
        <table:table-row table:style-name="ro1" table:number-rows-repeated="4">
          <table:table-cell table:number-columns-repeated="10"/>
          <table:table-cell table:style-name="ce21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UF_N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6" table:formula="of:=55500/0.75" office:value-type="float" office:value="74000" calcext:value-type="float">
            <text:p>74.000</text:p>
          </table:table-cell>
          <table:table-cell table:style-name="ce6" table:formula="of:=[.D3]*[.A4]" office:value-type="float" office:value="75850" calcext:value-type="float">
            <text:p>75.850</text:p>
          </table:table-cell>
          <table:table-cell table:style-name="ce6" table:formula="of:=[.E3]*[.A4]" office:value-type="float" office:value="77746.25" calcext:value-type="float">
            <text:p>77.746</text:p>
          </table:table-cell>
          <table:table-cell table:style-name="ce6" table:formula="of:=[.F3]*[.A4]" office:value-type="float" office:value="79689.90625" calcext:value-type="float">
            <text:p>79.690</text:p>
          </table:table-cell>
          <table:table-cell table:style-name="ce6" table:formula="of:=[.G3]*[.A4]" office:value-type="float" office:value="81682.15390625" calcext:value-type="float">
            <text:p>81.682</text:p>
          </table:table-cell>
          <table:table-cell table:style-name="ce6" table:formula="of:=[.H3]*[.A4]" office:value-type="float" office:value="83724.2077539062" calcext:value-type="float">
            <text:p>83.724</text:p>
          </table:table-cell>
          <table:table-cell table:number-columns-repeated="3"/>
        </table:table-row>
        <table:table-row table:style-name="ro1">
          <table:table-cell table:style-name="ce2" office:value-type="float" office:value="1.025" calcext:value-type="float">
            <text:p>1,025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7" office:value-type="float" office:value="68300" calcext:value-type="float">
            <text:p>68300</text:p>
          </table:table-cell>
          <table:table-cell table:style-name="ce7" table:formula="of:=[.D4]*[.A4]" office:value-type="float" office:value="70007.5" calcext:value-type="float">
            <text:p>70007,5</text:p>
          </table:table-cell>
          <table:table-cell table:style-name="ce6" table:formula="of:=[.E4]*[.A4]" office:value-type="float" office:value="71757.6875" calcext:value-type="float">
            <text:p>71.758</text:p>
          </table:table-cell>
          <table:table-cell table:style-name="ce6" table:formula="of:=[.F4]*[.A4]" office:value-type="float" office:value="73551.6296875" calcext:value-type="float">
            <text:p>73.552</text:p>
          </table:table-cell>
          <table:table-cell table:style-name="ce6" table:formula="of:=[.G4]*[.A4]" office:value-type="float" office:value="75390.4204296875" calcext:value-type="float">
            <text:p>75.390</text:p>
          </table:table-cell>
          <table:table-cell table:style-name="ce6" table:formula="of:=[.H4]*[.A4]" office:value-type="float" office:value="77275.1809404297" calcext:value-type="float">
            <text:p>77.2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8" office:value-type="float" office:value="11.6" calcext:value-type="float">
            <text:p>11,6</text:p>
          </table:table-cell>
          <table:table-cell table:style-name="ce8" table:formula="of:=[.D5]*[.A4]" office:value-type="float" office:value="11.89" calcext:value-type="float">
            <text:p>11,9</text:p>
          </table:table-cell>
          <table:table-cell table:style-name="ce8" table:formula="of:=[.E5]*[.A4]" office:value-type="float" office:value="12.18725" calcext:value-type="float">
            <text:p>12,2</text:p>
          </table:table-cell>
          <table:table-cell table:style-name="ce8" table:formula="of:=[.F5]*[.A4]" office:value-type="float" office:value="12.49193125" calcext:value-type="float">
            <text:p>12,5</text:p>
          </table:table-cell>
          <table:table-cell table:style-name="ce8" table:formula="of:=[.G5]*[.A4]" office:value-type="float" office:value="12.80422953125" calcext:value-type="float">
            <text:p>12,8</text:p>
          </table:table-cell>
          <table:table-cell table:style-name="ce8" table:formula="of:=[.H5]*[.A4]" office:value-type="float" office:value="13.1243352695312" calcext:value-type="float">
            <text:p>13,1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4"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4/ Stufe 3</text:p>
          </table:table-cell>
          <table:table-cell table:style-name="ce10" table:formula="of:=[.$B$10]*[.D3]/12*[.D7]" office:value-type="float" office:value="0" calcext:value-type="float">
            <text:p>0</text:p>
          </table:table-cell>
          <table:table-cell table:style-name="ce14" table:formula="of:=[.$B$10]*[.E3]/12*[.E7]" office:value-type="float" office:value="0" calcext:value-type="float">
            <text:p>0</text:p>
          </table:table-cell>
          <table:table-cell table:style-name="ce14" table:formula="of:=[.$B$10]*[.F3]/12*[.F7]" office:value-type="float" office:value="0" calcext:value-type="float">
            <text:p>0</text:p>
          </table:table-cell>
          <table:table-cell table:style-name="ce14" table:formula="of:=[.$B$10]*[.G3]/12*[.G7]" office:value-type="float" office:value="0" calcext:value-type="float">
            <text:p>0</text:p>
          </table:table-cell>
          <table:table-cell table:style-name="ce14" table:formula="of:=[.$B$10]*[.H3]/12*[.H7]" office:value-type="float" office:value="0" calcext:value-type="float">
            <text:p>0</text:p>
          </table:table-cell>
          <table:table-cell table:style-name="ce14" table:formula="of:=[.$B$10]*[.I3]/12*[.I7]" office:value-type="float" office:value="0" calcext:value-type="float">
            <text:p>0</text:p>
          </table:table-cell>
          <table:table-cell table:style-name="ce17"/>
          <table:table-cell table:style-name="ce19" table:formula="of:=SUM([.D10:.I10])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3 / Stufe 3</text:p>
          </table:table-cell>
          <table:table-cell table:style-name="ce11" table:formula="of:=[.$B$11]*[.D4]/12*[.D7]" office:value-type="float" office:value="45533.3333333333" calcext:value-type="float">
            <text:p>45.533</text:p>
          </table:table-cell>
          <table:table-cell table:style-name="ce9" table:formula="of:=[.$B$11]*[.E4]/12*[.E7]" office:value-type="float" office:value="70007.5" calcext:value-type="float">
            <text:p>70.008</text:p>
          </table:table-cell>
          <table:table-cell table:style-name="ce9" table:formula="of:=[.$B$11]*[.F4]/12*[.F7]" office:value-type="float" office:value="71757.6875" calcext:value-type="float">
            <text:p>71.758</text:p>
          </table:table-cell>
          <table:table-cell table:style-name="ce9" table:formula="of:=[.$B$11]*[.G4]/12*[.G7]" office:value-type="float" office:value="73551.6296875" calcext:value-type="float">
            <text:p>73.552</text:p>
          </table:table-cell>
          <table:table-cell table:style-name="ce9" table:formula="of:=[.$B$11]*[.H4]/12*[.H7]" office:value-type="float" office:value="75390.4204296875" calcext:value-type="float">
            <text:p>75.390</text:p>
          </table:table-cell>
          <table:table-cell table:style-name="ce9" table:formula="of:=[.$B$11]*[.I4]/12*[.I7]" office:value-type="float" office:value="25758.3936468099" calcext:value-type="float">
            <text:p>25.758</text:p>
          </table:table-cell>
          <table:table-cell/>
          <table:table-cell table:style-name="ce20" table:formula="of:=SUM([.D11:.I11])" office:value-type="float" office:value="361998.964597331" calcext:value-type="float">
            <text:p>361.999</text:p>
          </table:table-cell>
          <table:table-cell table:style-name="ce24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2" table:formula="of:=[.D5]*[.D7]*[.$B$12]" office:value-type="float" office:value="7424" calcext:value-type="float">
            <text:p>7.424</text:p>
          </table:table-cell>
          <table:table-cell table:style-name="ce15" table:formula="of:=[.E5]*[.E7]*[.$B$12]" office:value-type="float" office:value="11414.4" calcext:value-type="float">
            <text:p>11.414</text:p>
          </table:table-cell>
          <table:table-cell table:style-name="ce15" table:formula="of:=[.F5]*[.F7]*[.$B$12]" office:value-type="float" office:value="11699.76" calcext:value-type="float">
            <text:p>11.700</text:p>
          </table:table-cell>
          <table:table-cell table:style-name="ce15" table:formula="of:=[.G5]*[.G7]*[.$B$12]" office:value-type="float" office:value="11992.254" calcext:value-type="float">
            <text:p>11.992</text:p>
          </table:table-cell>
          <table:table-cell table:style-name="ce15" table:formula="of:=[.H5]*[.H7]*[.$B$12]" office:value-type="float" office:value="12292.06035" calcext:value-type="float">
            <text:p>12.292</text:p>
          </table:table-cell>
          <table:table-cell table:style-name="ce15" table:formula="of:=[.I5]*[.I7]*[.$B$12]" office:value-type="float" office:value="4199.78728625" calcext:value-type="float">
            <text:p>4.200</text:p>
          </table:table-cell>
          <table:table-cell/>
          <table:table-cell table:style-name="ce20" table:formula="of:=SUM([.D12:.I12])" office:value-type="float" office:value="59022.26163625" calcext:value-type="float">
            <text:p>59.022</text:p>
          </table:table-cell>
          <table:table-cell table:style-name="ce24"/>
        </table:table-row>
        <table:table-row table:style-name="ro1">
          <table:table-cell office:value-type="string" calcext:value-type="string">
            <text:p>Overhead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11" table:formula="of:=[.$B$13]*SUM([.D10:.D12])" office:value-type="float" office:value="10591.4666666667" calcext:value-type="float">
            <text:p>10.591</text:p>
          </table:table-cell>
          <table:table-cell table:style-name="ce9" table:formula="of:=[.$B$13]*SUM([.E10:.E12])" office:value-type="float" office:value="16284.38" calcext:value-type="float">
            <text:p>16.284</text:p>
          </table:table-cell>
          <table:table-cell table:style-name="ce9" table:formula="of:=[.$B$13]*SUM([.F10:.F12])" office:value-type="float" office:value="16691.4895" calcext:value-type="float">
            <text:p>16.691</text:p>
          </table:table-cell>
          <table:table-cell table:style-name="ce9" table:formula="of:=[.$B$13]*SUM([.G10:.G12])" office:value-type="float" office:value="17108.7767375" calcext:value-type="float">
            <text:p>17.109</text:p>
          </table:table-cell>
          <table:table-cell table:style-name="ce9" table:formula="of:=[.$B$13]*SUM([.H10:.H12])" office:value-type="float" office:value="17536.4961559375" calcext:value-type="float">
            <text:p>17.536</text:p>
          </table:table-cell>
          <table:table-cell table:style-name="ce9" table:formula="of:=[.$B$13]*SUM([.I10:.I12])" office:value-type="float" office:value="5991.63618661198" calcext:value-type="float">
            <text:p>5.992</text:p>
          </table:table-cell>
          <table:table-cell/>
          <table:table-cell table:style-name="ce20" table:formula="of:=SUM([.D13:.I13])" office:value-type="float" office:value="84204.2452467162" calcext:value-type="float">
            <text:p>84.204</text:p>
          </table:table-cell>
          <table:table-cell table:style-name="ce25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9"/>
          <table:table-cell table:style-name="ce26" table:formula="of:=SUM([.K10:.K13])" office:value-type="float" office:value="505225.471480297" calcext:value-type="float">
            <text:p>505.225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/>
          <table:table-cell table:style-name="ce20" table:formula="of:=SUM([.D16:.I16])" office:value-type="float" office:value="24000" calcext:value-type="float">
            <text:p>24.000</text:p>
          </table:table-cell>
          <table:table-cell table:style-name="ce25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11" table:formula="of:=[.$B$17]*[.$C$17]*0" office:value-type="float" office:value="0" calcext:value-type="float">
            <text:p>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/>
          <table:table-cell table:style-name="ce20" table:formula="of:=SUM([.D17:.I17])" office:value-type="float" office:value="18000" calcext:value-type="float">
            <text:p>18.000</text:p>
          </table:table-cell>
          <table:table-cell table:style-name="ce25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8]*[.$C$18]*3" office:value-type="float" office:value="3000" calcext:value-type="float">
            <text:p>3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2" office:value-type="float" office:value="2000" calcext:value-type="float">
            <text:p>2.000</text:p>
          </table:table-cell>
          <table:table-cell/>
          <table:table-cell table:style-name="ce20" table:formula="of:=SUM([.D18:.I18])" office:value-type="float" office:value="21000" calcext:value-type="float">
            <text:p>21.000</text:p>
          </table:table-cell>
          <table:table-cell table:style-name="ce25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16:.K18])" office:value-type="float" office:value="63000" calcext:value-type="float">
            <text:p>63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table:style-name="ce4" office:value-type="string" calcext:value-type="string">
            <text:p>Computer + Sonstiges</text:p>
          </table:table-cell>
          <table:table-cell table:number-columns-repeated="2"/>
          <table:table-cell table:style-name="ce11" office:value-type="float" office:value="5000" calcext:value-type="float">
            <text:p>5.000</text:p>
          </table:table-cell>
          <table:table-cell table:number-columns-repeated="5" table:style-name="ce9" office:value-type="float" office:value="2000" calcext:value-type="float">
            <text:p>2.000</text:p>
          </table:table-cell>
          <table:table-cell/>
          <table:table-cell table:style-name="ce20" table:formula="of:=SUM([.D21:.I21])" office:value-type="float" office:value="15000" calcext:value-type="float">
            <text:p>15.000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2000" calcext:value-type="float">
            <text:p>2.000</text:p>
          </table:table-cell>
          <table:table-cell table:style-name="ce9" office:value-type="float" office:value="3000" calcext:value-type="float">
            <text:p>3.000</text:p>
          </table:table-cell>
          <table:table-cell/>
          <table:table-cell table:style-name="ce20" table:formula="of:=SUM([.D22:.I22])" office:value-type="float" office:value="11000" calcext:value-type="float">
            <text:p>11.000</text:p>
          </table:table-cell>
          <table:table-cell table:style-name="ce25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21:.K22])" office:value-type="float" office:value="26000" calcext:value-type="float">
            <text:p>26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11" office:value-type="float" office:value="1000" calcext:value-type="float">
            <text:p>1.000</text:p>
          </table:table-cell>
          <table:table-cell table:number-columns-repeated="4" table:style-name="ce9" office:value-type="float" office:value="4000" calcext:value-type="float">
            <text:p>4.000</text:p>
          </table:table-cell>
          <table:table-cell table:style-name="ce9" office:value-type="float" office:value="1000" calcext:value-type="float">
            <text:p>1.000</text:p>
          </table:table-cell>
          <table:table-cell/>
          <table:table-cell table:style-name="ce20" table:formula="of:=SUM([.D25:.I25])" office:value-type="float" office:value="18000" calcext:value-type="float">
            <text:p>18.000</text:p>
          </table:table-cell>
          <table:table-cell table:style-name="ce25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6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5"/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5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3" table:formula="of:=SUM([.D10:.D25])" office:value-type="float" office:value="76548.8" calcext:value-type="float">
            <text:p>76.549</text:p>
          </table:table-cell>
          <table:table-cell table:style-name="ce16" table:formula="of:=SUM([.E10:.E25])" office:value-type="float" office:value="118206.28" calcext:value-type="float">
            <text:p>118.206</text:p>
          </table:table-cell>
          <table:table-cell table:style-name="ce16" table:formula="of:=SUM([.F10:.F25])" office:value-type="float" office:value="120648.937" calcext:value-type="float">
            <text:p>120.649</text:p>
          </table:table-cell>
          <table:table-cell table:style-name="ce16" table:formula="of:=SUM([.G10:.G25])" office:value-type="float" office:value="123152.660425" calcext:value-type="float">
            <text:p>123.153</text:p>
          </table:table-cell>
          <table:table-cell table:style-name="ce16" table:formula="of:=SUM([.H10:.H25])" office:value-type="float" office:value="125718.976935625" calcext:value-type="float">
            <text:p>125.719</text:p>
          </table:table-cell>
          <table:table-cell table:style-name="ce16" table:formula="of:=SUM([.I10:.I25])" office:value-type="float" office:value="47949.8171196719" calcext:value-type="float">
            <text:p>47.950</text:p>
          </table:table-cell>
          <table:table-cell table:style-name="ce18" table:number-columns-repeated="2"/>
          <table:table-cell table:style-name="ce28" table:formula="of:=SUM([.K10:.K25])" office:value-type="float" office:value="612225.471480297" calcext:value-type="float">
            <text:p>612.225</text:p>
          </table:table-cell>
        </table:table-row>
        <table:table-row table:style-name="ro1" table:number-rows-repeated="4">
          <table:table-cell table:number-columns-repeated="10"/>
          <table:table-cell table:style-name="ce21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uppertal_Instit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row table:style-name="ro1">
          <table:table-cell table:number-columns-repeated="3"/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eigerungsfaktor pro Jahr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4/ Stufe 3</text:p>
          </table:table-cell>
          <table:table-cell table:style-name="ce30" table:formula="of:=55500/0.75" office:value-type="float" office:value="74000" calcext:value-type="float">
            <text:p>74.000</text:p>
          </table:table-cell>
          <table:table-cell table:style-name="ce30" table:formula="of:=[.D3]*[.A4]" office:value-type="float" office:value="75850" calcext:value-type="float">
            <text:p>75.850</text:p>
          </table:table-cell>
          <table:table-cell table:style-name="ce30" table:formula="of:=[.E3]*[.A4]" office:value-type="float" office:value="77746.25" calcext:value-type="float">
            <text:p>77.746</text:p>
          </table:table-cell>
          <table:table-cell table:style-name="ce30" table:formula="of:=[.F3]*[.A4]" office:value-type="float" office:value="79689.90625" calcext:value-type="float">
            <text:p>79.690</text:p>
          </table:table-cell>
          <table:table-cell table:style-name="ce30" table:formula="of:=[.G3]*[.A4]" office:value-type="float" office:value="81682.15390625" calcext:value-type="float">
            <text:p>81.682</text:p>
          </table:table-cell>
          <table:table-cell table:style-name="ce30" table:formula="of:=[.H3]*[.A4]" office:value-type="float" office:value="83724.2077539062" calcext:value-type="float">
            <text:p>83.724</text:p>
          </table:table-cell>
          <table:table-cell table:number-columns-repeated="3"/>
        </table:table-row>
        <table:table-row table:style-name="ro1">
          <table:table-cell table:style-name="ce2" office:value-type="float" office:value="1.025" calcext:value-type="float">
            <text:p>1,025</text:p>
          </table:table-cell>
          <table:table-cell table:style-name="ce1" office:value-type="string" calcext:value-type="string">
            <text:p>Jahresgesamtkosten</text:p>
          </table:table-cell>
          <table:table-cell table:style-name="ce1" office:value-type="string" calcext:value-type="string">
            <text:p>E13 / Stufe 3</text:p>
          </table:table-cell>
          <table:table-cell table:style-name="ce31" office:value-type="float" office:value="68300" calcext:value-type="float">
            <text:p>68300</text:p>
          </table:table-cell>
          <table:table-cell table:style-name="ce30" table:formula="of:=[.D4]*[.A4]" office:value-type="float" office:value="70007.5" calcext:value-type="float">
            <text:p>70.008</text:p>
          </table:table-cell>
          <table:table-cell table:style-name="ce30" table:formula="of:=[.E4]*[.A4]" office:value-type="float" office:value="71757.6875" calcext:value-type="float">
            <text:p>71.758</text:p>
          </table:table-cell>
          <table:table-cell table:style-name="ce30" table:formula="of:=[.F4]*[.A4]" office:value-type="float" office:value="73551.6296875" calcext:value-type="float">
            <text:p>73.552</text:p>
          </table:table-cell>
          <table:table-cell table:style-name="ce30" table:formula="of:=[.G4]*[.A4]" office:value-type="float" office:value="75390.4204296875" calcext:value-type="float">
            <text:p>75.390</text:p>
          </table:table-cell>
          <table:table-cell table:style-name="ce30" table:formula="of:=[.H4]*[.A4]" office:value-type="float" office:value="77275.1809404297" calcext:value-type="float">
            <text:p>77.2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/Stunde</text:p>
          </table:table-cell>
          <table:table-cell office:value-type="string" calcext:value-type="string">
            <text:p>stud. Mitarbeiter</text:p>
          </table:table-cell>
          <table:table-cell table:style-name="ce32" office:value-type="float" office:value="11.6" calcext:value-type="float">
            <text:p>11,6</text:p>
          </table:table-cell>
          <table:table-cell table:style-name="ce32" table:formula="of:=[.D5]*[.A4]" office:value-type="float" office:value="11.89" calcext:value-type="float">
            <text:p>11,9</text:p>
          </table:table-cell>
          <table:table-cell table:style-name="ce32" table:formula="of:=[.E5]*[.A4]" office:value-type="float" office:value="12.18725" calcext:value-type="float">
            <text:p>12,2</text:p>
          </table:table-cell>
          <table:table-cell table:style-name="ce32" table:formula="of:=[.F5]*[.A4]" office:value-type="float" office:value="12.49193125" calcext:value-type="float">
            <text:p>12,5</text:p>
          </table:table-cell>
          <table:table-cell table:style-name="ce32" table:formula="of:=[.G5]*[.A4]" office:value-type="float" office:value="12.80422953125" calcext:value-type="float">
            <text:p>12,8</text:p>
          </table:table-cell>
          <table:table-cell table:style-name="ce32" table:formula="of:=[.H5]*[.A4]" office:value-type="float" office:value="13.1243352695312" calcext:value-type="float">
            <text:p>13,1</text:p>
          </table:table-cell>
          <table:table-cell/>
          <table:table-cell table:style-name="ce3" office:value-type="string" calcext:value-type="string">
            <text:p>Summen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4"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ersonalmittel</text:p>
          </table:table-cell>
          <table:table-cell table:number-columns-repeated="2"/>
          <table:table-cell table:style-name="ce9" table:number-columns-repeated="6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Leitungsstelle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14/ Stufe 3</text:p>
          </table:table-cell>
          <table:table-cell table:style-name="ce10" table:formula="of:=[.$B$10]*[.D3]/12*[.D7]" office:value-type="float" office:value="37000" calcext:value-type="float">
            <text:p>37.000</text:p>
          </table:table-cell>
          <table:table-cell table:style-name="ce14" table:formula="of:=[.$B$10]*[.E3]/12*[.E7]" office:value-type="float" office:value="56887.5" calcext:value-type="float">
            <text:p>56.888</text:p>
          </table:table-cell>
          <table:table-cell table:style-name="ce14" table:formula="of:=[.$B$10]*[.F3]/12*[.F7]" office:value-type="float" office:value="58309.6875" calcext:value-type="float">
            <text:p>58.310</text:p>
          </table:table-cell>
          <table:table-cell table:style-name="ce14" table:formula="of:=[.$B$10]*[.G3]/12*[.G7]" office:value-type="float" office:value="59767.4296875" calcext:value-type="float">
            <text:p>59.767</text:p>
          </table:table-cell>
          <table:table-cell table:style-name="ce14" table:formula="of:=[.$B$10]*[.H3]/12*[.H7]" office:value-type="float" office:value="61261.6154296875" calcext:value-type="float">
            <text:p>61.262</text:p>
          </table:table-cell>
          <table:table-cell table:style-name="ce14" table:formula="of:=[.$B$10]*[.I3]/12*[.I7]" office:value-type="float" office:value="20931.0519384766" calcext:value-type="float">
            <text:p>20.931</text:p>
          </table:table-cell>
          <table:table-cell table:style-name="ce17"/>
          <table:table-cell table:style-name="ce19" table:formula="of:=SUM([.D10:.I10])" office:value-type="float" office:value="294157.284555664" calcext:value-type="float">
            <text:p>294.157</text:p>
          </table:table-cell>
          <table:table-cell table:style-name="ce23"/>
        </table:table-row>
        <table:table-row table:style-name="ro1">
          <table:table-cell office:value-type="string" calcext:value-type="string">
            <text:p>Doktorandenst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3 / Stufe 3</text:p>
          </table:table-cell>
          <table:table-cell table:style-name="ce11" table:formula="of:=[.$B$11]*[.D4]/12*[.D7]" office:value-type="float" office:value="45533.3333333333" calcext:value-type="float">
            <text:p>45.533</text:p>
          </table:table-cell>
          <table:table-cell table:style-name="ce9" table:formula="of:=[.$B$11]*[.E4]/12*[.E7]" office:value-type="float" office:value="70007.5" calcext:value-type="float">
            <text:p>70.008</text:p>
          </table:table-cell>
          <table:table-cell table:style-name="ce9" table:formula="of:=[.$B$11]*[.F4]/12*[.F7]" office:value-type="float" office:value="71757.6875" calcext:value-type="float">
            <text:p>71.758</text:p>
          </table:table-cell>
          <table:table-cell table:style-name="ce9" table:formula="of:=[.$B$11]*[.G4]/12*[.G7]" office:value-type="float" office:value="73551.6296875" calcext:value-type="float">
            <text:p>73.552</text:p>
          </table:table-cell>
          <table:table-cell table:style-name="ce9" table:formula="of:=[.$B$11]*[.H4]/12*[.H7]" office:value-type="float" office:value="75390.4204296875" calcext:value-type="float">
            <text:p>75.390</text:p>
          </table:table-cell>
          <table:table-cell table:style-name="ce9" table:formula="of:=[.$B$11]*[.I4]/12*[.I7]" office:value-type="float" office:value="25758.3936468099" calcext:value-type="float">
            <text:p>25.758</text:p>
          </table:table-cell>
          <table:table-cell/>
          <table:table-cell table:style-name="ce20" table:formula="of:=SUM([.D11:.I11])" office:value-type="float" office:value="361998.964597331" calcext:value-type="float">
            <text:p>361.999</text:p>
          </table:table-cell>
          <table:table-cell table:style-name="ce24"/>
        </table:table-row>
        <table:table-row table:style-name="ro1">
          <table:table-cell office:value-type="string" calcext:value-type="string">
            <text:p>stud. Mitarbeit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unden pro Monat</text:p>
          </table:table-cell>
          <table:table-cell table:style-name="ce12" table:formula="of:=[.D5]*[.D7]*[.$B$12]" office:value-type="float" office:value="7424" calcext:value-type="float">
            <text:p>7.424</text:p>
          </table:table-cell>
          <table:table-cell table:style-name="ce15" table:formula="of:=[.E5]*[.E7]*[.$B$12]" office:value-type="float" office:value="11414.4" calcext:value-type="float">
            <text:p>11.414</text:p>
          </table:table-cell>
          <table:table-cell table:style-name="ce15" table:formula="of:=[.F5]*[.F7]*[.$B$12]" office:value-type="float" office:value="11699.76" calcext:value-type="float">
            <text:p>11.700</text:p>
          </table:table-cell>
          <table:table-cell table:style-name="ce15" table:formula="of:=[.G5]*[.G7]*[.$B$12]" office:value-type="float" office:value="11992.254" calcext:value-type="float">
            <text:p>11.992</text:p>
          </table:table-cell>
          <table:table-cell table:style-name="ce15" table:formula="of:=[.H5]*[.H7]*[.$B$12]" office:value-type="float" office:value="12292.06035" calcext:value-type="float">
            <text:p>12.292</text:p>
          </table:table-cell>
          <table:table-cell table:style-name="ce15" table:formula="of:=[.I5]*[.I7]*[.$B$12]" office:value-type="float" office:value="4199.78728625" calcext:value-type="float">
            <text:p>4.200</text:p>
          </table:table-cell>
          <table:table-cell/>
          <table:table-cell table:style-name="ce20" table:formula="of:=SUM([.D12:.I12])" office:value-type="float" office:value="59022.26163625" calcext:value-type="float">
            <text:p>59.022</text:p>
          </table:table-cell>
          <table:table-cell table:style-name="ce24"/>
        </table:table-row>
        <table:table-row table:style-name="ro1">
          <table:table-cell office:value-type="string" calcext:value-type="string">
            <text:p>Overhead</text:p>
          </table:table-cell>
          <table:table-cell table:style-name="ce29" office:value-type="float" office:value="0.2" calcext:value-type="float">
            <text:p>0,2</text:p>
          </table:table-cell>
          <table:table-cell office:value-type="string" calcext:value-type="string">
            <text:p>20% auf WiMi-Stellen</text:p>
          </table:table-cell>
          <table:table-cell table:style-name="ce11" table:formula="of:=[.$B$13]*SUM([.D10:.D12])" office:value-type="float" office:value="17991.4666666667" calcext:value-type="float">
            <text:p>17.991</text:p>
          </table:table-cell>
          <table:table-cell table:style-name="ce9" table:formula="of:=[.$B$13]*SUM([.E10:.E12])" office:value-type="float" office:value="27661.88" calcext:value-type="float">
            <text:p>27.662</text:p>
          </table:table-cell>
          <table:table-cell table:style-name="ce9" table:formula="of:=[.$B$13]*SUM([.F10:.F12])" office:value-type="float" office:value="28353.427" calcext:value-type="float">
            <text:p>28.353</text:p>
          </table:table-cell>
          <table:table-cell table:style-name="ce9" table:formula="of:=[.$B$13]*SUM([.G10:.G12])" office:value-type="float" office:value="29062.262675" calcext:value-type="float">
            <text:p>29.062</text:p>
          </table:table-cell>
          <table:table-cell table:style-name="ce9" table:formula="of:=[.$B$13]*SUM([.H10:.H12])" office:value-type="float" office:value="29788.819241875" calcext:value-type="float">
            <text:p>29.789</text:p>
          </table:table-cell>
          <table:table-cell table:style-name="ce9" table:formula="of:=[.$B$13]*SUM([.I10:.I12])" office:value-type="float" office:value="10177.8465743073" calcext:value-type="float">
            <text:p>10.178</text:p>
          </table:table-cell>
          <table:table-cell/>
          <table:table-cell table:style-name="ce20" table:formula="of:=SUM([.D13:.I13])" office:value-type="float" office:value="143035.702157849" calcext:value-type="float">
            <text:p>143.036</text:p>
          </table:table-cell>
          <table:table-cell table:style-name="ce25" office:value-type="string" calcext:value-type="string">
            <text:p>Personal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9"/>
          <table:table-cell table:style-name="ce26" table:formula="of:=SUM([.K10:.K13])" office:value-type="float" office:value="858214.212947094" calcext:value-type="float">
            <text:p>858.214</text:p>
          </table:table-cell>
        </table:table-row>
        <table:table-row table:style-name="ro1">
          <table:table-cell table:style-name="ce3" office:value-type="string" calcext:value-type="string">
            <text:p>Reisemittel</text:p>
          </table:table-cell>
          <table:table-cell office:value-type="string" calcext:value-type="string">
            <text:p>pro Person</text:p>
          </table:table-cell>
          <table:table-cell office:value-type="string" calcext:value-type="string">
            <text:p>Personen</text:p>
          </table:table-cell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Flensburg-Wuppertal + 1 Übernachtung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 table:style-name="ce9" table:formula="of:=[.$B$16]*[.$C$16]*4" office:value-type="float" office:value="4000" calcext:value-type="float">
            <text:p>4.000</text:p>
          </table:table-cell>
          <table:table-cell/>
          <table:table-cell table:style-name="ce20" table:formula="of:=SUM([.D16:.I16])" office:value-type="float" office:value="24000" calcext:value-type="float">
            <text:p>24.000</text:p>
          </table:table-cell>
          <table:table-cell table:style-name="ce25"/>
        </table:table-row>
        <table:table-row table:style-name="ro1">
          <table:table-cell office:value-type="string" calcext:value-type="string">
            <text:p>Konferenz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11" table:formula="of:=[.$B$17]*[.$C$17]*0" office:value-type="float" office:value="0" calcext:value-type="float">
            <text:p>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3" office:value-type="float" office:value="4500" calcext:value-type="float">
            <text:p>4.500</text:p>
          </table:table-cell>
          <table:table-cell table:style-name="ce9" table:formula="of:=[.$B$17]*[.$C$17]*0" office:value-type="float" office:value="0" calcext:value-type="float">
            <text:p>0</text:p>
          </table:table-cell>
          <table:table-cell/>
          <table:table-cell table:style-name="ce20" table:formula="of:=SUM([.D17:.I17])" office:value-type="float" office:value="18000" calcext:value-type="float">
            <text:p>18.000</text:p>
          </table:table-cell>
          <table:table-cell table:style-name="ce25"/>
        </table:table-row>
        <table:table-row table:style-name="ro1">
          <table:table-cell office:value-type="string" calcext:value-type="string">
            <text:p>Öffentl. Workshop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1" table:formula="of:=[.$B$18]*[.$C$18]*3" office:value-type="float" office:value="3000" calcext:value-type="float">
            <text:p>3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4" office:value-type="float" office:value="4000" calcext:value-type="float">
            <text:p>4.000</text:p>
          </table:table-cell>
          <table:table-cell table:style-name="ce9" table:formula="of:=[.$B$18]*[.$C$18]*2" office:value-type="float" office:value="2000" calcext:value-type="float">
            <text:p>2.000</text:p>
          </table:table-cell>
          <table:table-cell/>
          <table:table-cell table:style-name="ce20" table:formula="of:=SUM([.D18:.I18])" office:value-type="float" office:value="21000" calcext:value-type="float">
            <text:p>21.000</text:p>
          </table:table-cell>
          <table:table-cell table:style-name="ce25" office:value-type="string" calcext:value-type="string">
            <text:p>Reisemittel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16:.K18])" office:value-type="float" office:value="63000" calcext:value-type="float">
            <text:p>63.000</text:p>
          </table:table-cell>
        </table:table-row>
        <table:table-row table:style-name="ro1">
          <table:table-cell table:style-name="ce3" office:value-type="string" calcext:value-type="string">
            <text:p>Sachmittel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table:style-name="ce4" office:value-type="string" calcext:value-type="string">
            <text:p>Computer + Sonstiges</text:p>
          </table:table-cell>
          <table:table-cell table:number-columns-repeated="2"/>
          <table:table-cell table:style-name="ce11" office:value-type="float" office:value="5000" calcext:value-type="float">
            <text:p>5.000</text:p>
          </table:table-cell>
          <table:table-cell table:number-columns-repeated="5" table:style-name="ce9" office:value-type="float" office:value="2000" calcext:value-type="float">
            <text:p>2.000</text:p>
          </table:table-cell>
          <table:table-cell/>
          <table:table-cell table:style-name="ce20" table:formula="of:=SUM([.D21:.I21])" office:value-type="float" office:value="15000" calcext:value-type="float">
            <text:p>15.000</text:p>
          </table:table-cell>
          <table:table-cell table:style-name="ce25"/>
        </table:table-row>
        <table:table-row table:style-name="ro1">
          <table:table-cell table:style-name="ce4" office:value-type="string" calcext:value-type="string">
            <text:p>Open Access Veröffentlichungen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2000" calcext:value-type="float">
            <text:p>2.000</text:p>
          </table:table-cell>
          <table:table-cell table:style-name="ce9" office:value-type="float" office:value="3000" calcext:value-type="float">
            <text:p>3.000</text:p>
          </table:table-cell>
          <table:table-cell/>
          <table:table-cell table:style-name="ce20" table:formula="of:=SUM([.D22:.I22])" office:value-type="float" office:value="11000" calcext:value-type="float">
            <text:p>11.000</text:p>
          </table:table-cell>
          <table:table-cell table:style-name="ce25" office:value-type="string" calcext:value-type="string">
            <text:p>Sachmittel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6" table:formula="of:=SUM([.K21:.K22])" office:value-type="float" office:value="26000" calcext:value-type="float">
            <text:p>26.000</text:p>
          </table:table-cell>
        </table:table-row>
        <table:table-row table:style-name="ro1">
          <table:table-cell table:style-name="ce3" office:value-type="string" calcext:value-type="string">
            <text:p>Weiterbildung</text:p>
          </table:table-cell>
          <table:table-cell table:number-columns-repeated="2"/>
          <table:table-cell table:style-name="ce11"/>
          <table:table-cell table:style-name="ce9" table:number-columns-repeated="5"/>
          <table:table-cell/>
          <table:table-cell table:style-name="ce20"/>
          <table:table-cell table:style-name="ce25"/>
        </table:table-row>
        <table:table-row table:style-name="ro1">
          <table:table-cell office:value-type="string" calcext:value-type="string">
            <text:p>Kursgebühren, Summer Schools</text:p>
          </table:table-cell>
          <table:table-cell table:number-columns-repeated="2"/>
          <table:table-cell table:style-name="ce11" office:value-type="float" office:value="1000" calcext:value-type="float">
            <text:p>1.000</text:p>
          </table:table-cell>
          <table:table-cell table:number-columns-repeated="4" table:style-name="ce9" office:value-type="float" office:value="4000" calcext:value-type="float">
            <text:p>4.000</text:p>
          </table:table-cell>
          <table:table-cell table:style-name="ce9" office:value-type="float" office:value="1000" calcext:value-type="float">
            <text:p>1.000</text:p>
          </table:table-cell>
          <table:table-cell/>
          <table:table-cell table:style-name="ce20" table:formula="of:=SUM([.D25:.I25])" office:value-type="float" office:value="18000" calcext:value-type="float">
            <text:p>18.000</text:p>
          </table:table-cell>
          <table:table-cell table:style-name="ce25" office:value-type="string" calcext:value-type="string">
            <text:p>Weiterbildung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6" table:formula="of:=SUM([.K25])" office:value-type="float" office:value="18000" calcext:value-type="float">
            <text:p>18.000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5"/>
        </table:table-row>
        <table:table-row table:style-name="ro1">
          <table:table-cell table:number-columns-repeated="3"/>
          <table:table-cell table:style-name="ce11"/>
          <table:table-cell table:style-name="ce9" table:number-columns-repeated="5"/>
          <table:table-cell/>
          <table:table-cell table:style-name="ce21"/>
          <table:table-cell table:style-name="ce25" office:value-type="string" calcext:value-type="string">
            <text:p>Gesamtausgabe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SUMME pro JAHR</text:p>
          </table:table-cell>
          <table:table-cell table:style-name="ce13" table:formula="of:=SUM([.D10:.D25])" office:value-type="float" office:value="120948.8" calcext:value-type="float">
            <text:p>120.949</text:p>
          </table:table-cell>
          <table:table-cell table:style-name="ce16" table:formula="of:=SUM([.E10:.E25])" office:value-type="float" office:value="186471.28" calcext:value-type="float">
            <text:p>186.471</text:p>
          </table:table-cell>
          <table:table-cell table:style-name="ce16" table:formula="of:=SUM([.F10:.F25])" office:value-type="float" office:value="190620.562" calcext:value-type="float">
            <text:p>190.621</text:p>
          </table:table-cell>
          <table:table-cell table:style-name="ce16" table:formula="of:=SUM([.G10:.G25])" office:value-type="float" office:value="194873.57605" calcext:value-type="float">
            <text:p>194.874</text:p>
          </table:table-cell>
          <table:table-cell table:style-name="ce16" table:formula="of:=SUM([.H10:.H25])" office:value-type="float" office:value="199232.91545125" calcext:value-type="float">
            <text:p>199.233</text:p>
          </table:table-cell>
          <table:table-cell table:style-name="ce16" table:formula="of:=SUM([.I10:.I25])" office:value-type="float" office:value="73067.0794458437" calcext:value-type="float">
            <text:p>73.067</text:p>
          </table:table-cell>
          <table:table-cell table:style-name="ce18" table:number-columns-repeated="2"/>
          <table:table-cell table:style-name="ce28" table:formula="of:=SUM([.K10:.K25])" office:value-type="float" office:value="965214.212947094" calcext:value-type="float">
            <text:p>965.214</text:p>
          </table:table-cell>
        </table:table-row>
        <table:table-row table:style-name="ro1" table:number-rows-repeated="4">
          <table:table-cell table:number-columns-repeated="10"/>
          <table:table-cell table:style-name="ce21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esamtkosten" table:style-name="ta1">
        <table:table-column table:style-name="co8" table:default-cell-style-name="ce3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3" office:value-type="string" calcext:value-type="string">
            <text:p>Gesamtkosten für alle fünf Jahre pro Institut/Abteilung und Kostenkategori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EUF_EUM</text:p>
          </table:table-cell>
          <table:table-cell table:style-name="ce34" office:value-type="string" calcext:value-type="string">
            <text:p>EUF_NEC</text:p>
          </table:table-cell>
          <table:table-cell table:style-name="ce34" office:value-type="string" calcext:value-type="string">
            <text:p>Wuppertal_Institut</text:p>
          </table:table-cell>
          <table:table-cell table:style-name="ce34" office:value-type="string" calcext:value-type="string">
            <text:p>Summe</text:p>
          </table:table-cell>
          <table:table-cell/>
        </table:table-row>
        <table:table-row table:style-name="ro1">
          <table:table-cell/>
          <table:table-cell table:style-name="ce34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ersonalmittel</text:p>
          </table:table-cell>
          <table:table-cell table:style-name="ce9" table:formula="of:=SUM([EUF_EUM.L14])" office:value-type="float" office:value="641014.834188695" calcext:value-type="float">
            <text:p>641.015</text:p>
          </table:table-cell>
          <table:table-cell table:style-name="ce9" table:formula="of:=[EUF_NEC.L14]" office:value-type="float" office:value="505225.471480297" calcext:value-type="float">
            <text:p>505.225</text:p>
          </table:table-cell>
          <table:table-cell table:style-name="ce38" table:formula="of:=[Wuppertal_Institut.L14]" office:value-type="float" office:value="858214.212947094" calcext:value-type="float">
            <text:p>858.214</text:p>
          </table:table-cell>
          <table:table-cell table:style-name="ce20" table:formula="of:=SUM([.B5:.D5])" office:value-type="float" office:value="2004454.51861609" calcext:value-type="float">
            <text:p>2.004.455</text:p>
          </table:table-cell>
          <table:table-cell/>
        </table:table-row>
        <table:table-row table:style-name="ro1">
          <table:table-cell office:value-type="string" calcext:value-type="string">
            <text:p>Reisemittel</text:p>
          </table:table-cell>
          <table:table-cell table:style-name="ce9" table:formula="of:=[EUF_EUM.L19]" office:value-type="float" office:value="63000" calcext:value-type="float">
            <text:p>63.000</text:p>
          </table:table-cell>
          <table:table-cell table:style-name="ce9" table:formula="of:=[EUF_NEC.L19]" office:value-type="float" office:value="63000" calcext:value-type="float">
            <text:p>63.000</text:p>
          </table:table-cell>
          <table:table-cell table:style-name="ce38" table:formula="of:=[Wuppertal_Institut.L19]" office:value-type="float" office:value="63000" calcext:value-type="float">
            <text:p>63.000</text:p>
          </table:table-cell>
          <table:table-cell table:style-name="ce20" table:formula="of:=SUM([.B6:.D6])" office:value-type="float" office:value="189000" calcext:value-type="float">
            <text:p>189.000</text:p>
          </table:table-cell>
          <table:table-cell/>
        </table:table-row>
        <table:table-row table:style-name="ro1">
          <table:table-cell office:value-type="string" calcext:value-type="string">
            <text:p>Sachmittel</text:p>
          </table:table-cell>
          <table:table-cell table:style-name="ce9" table:formula="of:=[EUF_EUM.L23]" office:value-type="float" office:value="26000" calcext:value-type="float">
            <text:p>26.000</text:p>
          </table:table-cell>
          <table:table-cell table:style-name="ce9" table:formula="of:=[EUF_NEC.L23]" office:value-type="float" office:value="26000" calcext:value-type="float">
            <text:p>26.000</text:p>
          </table:table-cell>
          <table:table-cell table:style-name="ce38" table:formula="of:=[Wuppertal_Institut.L23]" office:value-type="float" office:value="26000" calcext:value-type="float">
            <text:p>26.000</text:p>
          </table:table-cell>
          <table:table-cell table:style-name="ce20" table:formula="of:=SUM([.B7:.D7])" office:value-type="float" office:value="78000" calcext:value-type="float">
            <text:p>78.000</text:p>
          </table:table-cell>
          <table:table-cell/>
        </table:table-row>
        <table:table-row table:style-name="ro1">
          <table:table-cell office:value-type="string" calcext:value-type="string">
            <text:p>Weiterbildung</text:p>
          </table:table-cell>
          <table:table-cell table:style-name="ce9" table:formula="of:=[EUF_EUM.L26]" office:value-type="float" office:value="18000" calcext:value-type="float">
            <text:p>18.000</text:p>
          </table:table-cell>
          <table:table-cell table:style-name="ce9" table:formula="of:=[EUF_NEC.L26]" office:value-type="float" office:value="18000" calcext:value-type="float">
            <text:p>18.000</text:p>
          </table:table-cell>
          <table:table-cell table:style-name="ce38" table:formula="of:=[Wuppertal_Institut.L26]" office:value-type="float" office:value="18000" calcext:value-type="float">
            <text:p>18.000</text:p>
          </table:table-cell>
          <table:table-cell table:style-name="ce20" table:formula="of:=SUM([.B8:.D8])" office:value-type="float" office:value="54000" calcext:value-type="float">
            <text:p>54.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ME</text:p>
          </table:table-cell>
          <table:table-cell table:style-name="ce20" table:formula="of:=SUM([.B5:.B8])" office:value-type="float" office:value="748014.834188695" calcext:value-type="float">
            <text:p>748.015</text:p>
          </table:table-cell>
          <table:table-cell table:style-name="ce20" table:formula="of:=SUM([.C5:.C8])" office:value-type="float" office:value="612225.471480297" calcext:value-type="float">
            <text:p>612.225</text:p>
          </table:table-cell>
          <table:table-cell table:style-name="ce20" table:formula="of:=SUM([.D5:.D8])" office:value-type="float" office:value="965214.212947094" calcext:value-type="float">
            <text:p>965.214</text:p>
          </table:table-cell>
          <table:table-cell table:style-name="ce40" table:formula="of:=SUM([.E5:.E8])" office:value-type="float" office:value="2325454.51861609" calcext:value-type="float">
            <text:p>2.325.455</text:p>
          </table:table-cell>
          <table:table-cell/>
        </table:table-row>
        <table:table-row table:style-name="ro1">
          <table:table-cell/>
          <table:table-cell table:style-name="ce35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>
            <text:p>Gesamtkosten und Zuwendung pro Jahr und Institution</text:p>
          </table:table-cell>
          <table:table-cell table:style-name="ce1"/>
          <table:table-cell/>
          <table:table-cell table:style-name="ce34" table:number-columns-repeated="2"/>
          <table:table-cell/>
        </table:table-row>
        <table:table-row table:style-name="ro1">
          <table:table-cell table:style-name="Default"/>
          <table:table-cell/>
          <table:table-cell table:style-name="ce33"/>
          <table:table-cell table:style-name="ce37" office:value-type="string" calcext:value-type="string">
            <text:p>EUF</text:p>
          </table:table-cell>
          <table:table-cell table:style-name="ce34" office:value-type="string" calcext:value-type="string">
            <text:p>Wuppertal_Institu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7" office:value-type="string" calcext:value-type="string">
            <text:p>Förderquote: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1" office:value-type="percentage" office:value="0.9" calcext:value-type="percentage">
            <text:p>90%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3"/>
          <table:table-cell table:style-name="ce1"/>
          <table:table-cell table:number-columns-repeated="2"/>
        </table:table-row>
        <table:table-row table:style-name="ro1">
          <table:table-cell table:style-name="ce33"/>
          <table:table-cell table:style-name="ce36" office:value-type="string" calcext:value-type="string" table:number-columns-spanned="2" table:number-rows-spanned="1">
            <text:p>Kosten</text:p>
          </table:table-cell>
          <table:covered-table-cell/>
          <table:table-cell table:style-name="ce36" office:value-type="string" calcext:value-type="string" table:number-columns-spanned="3" table:number-rows-spanned="1">
            <text:p>Zuwendung</text:p>
          </table:table-cell>
          <table:covered-table-cell table:number-columns-repeated="2"/>
        </table:table-row>
        <table:table-row table:style-name="ro1">
          <table:table-cell table:style-name="ce33"/>
          <table:table-cell table:style-name="ce36"/>
          <table:table-cell/>
          <table:table-cell table:style-name="ce36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EUF</text:p>
          </table:table-cell>
          <table:table-cell table:style-name="ce34" office:value-type="string" calcext:value-type="string">
            <text:p>Wuppertal_Institut</text:p>
          </table:table-cell>
          <table:table-cell table:style-name="ce34" office:value-type="string" calcext:value-type="string">
            <text:p>EUF</text:p>
          </table:table-cell>
          <table:table-cell table:style-name="ce34" office:value-type="string" calcext:value-type="string">
            <text:p>Wuppertal_Institut</text:p>
          </table:table-cell>
          <table:table-cell table:style-name="ce34" office:value-type="string" calcext:value-type="string">
            <text:p>Summe</text:p>
          </table:table-cell>
        </table:table-row>
        <table:table-row table:style-name="ro1">
          <table:table-cell/>
          <table:table-cell table:style-name="ce34" table:number-columns-repeated="3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9" table:formula="of:=SUM([EUF_EUM.D29];[EUF_NEC.D29])" office:value-type="float" office:value="170177.6" calcext:value-type="float">
            <text:p>170.178</text:p>
          </table:table-cell>
          <table:table-cell table:style-name="ce38" table:formula="of:=[Wuppertal_Institut.D29]" office:value-type="float" office:value="120948.8" calcext:value-type="float">
            <text:p>120.949</text:p>
          </table:table-cell>
          <table:table-cell table:style-name="ce9" table:formula="of:=[.B21]*[.$D$15]" office:value-type="float" office:value="170177.6" calcext:value-type="float">
            <text:p>170.178</text:p>
          </table:table-cell>
          <table:table-cell table:style-name="ce9" table:formula="of:=[.C21]*[.$E$15]" office:value-type="float" office:value="108853.92" calcext:value-type="float">
            <text:p>108.854</text:p>
          </table:table-cell>
          <table:table-cell table:style-name="ce20" table:formula="of:=SUM([.D21:.E21])" office:value-type="float" office:value="279031.52" calcext:value-type="float">
            <text:p>279.03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9" table:formula="of:=SUM([EUF_EUM.E29];[EUF_NEC.E29])" office:value-type="float" office:value="262673.06" calcext:value-type="float">
            <text:p>262.673</text:p>
          </table:table-cell>
          <table:table-cell table:style-name="ce38" table:formula="of:=[Wuppertal_Institut.E29]" office:value-type="float" office:value="186471.28" calcext:value-type="float">
            <text:p>186.471</text:p>
          </table:table-cell>
          <table:table-cell table:style-name="ce9" table:formula="of:=[.B22]*[.$D$15]" office:value-type="float" office:value="262673.06" calcext:value-type="float">
            <text:p>262.673</text:p>
          </table:table-cell>
          <table:table-cell table:style-name="ce9" table:formula="of:=[.C22]*[.$E$15]" office:value-type="float" office:value="167824.152" calcext:value-type="float">
            <text:p>167.824</text:p>
          </table:table-cell>
          <table:table-cell table:style-name="ce20" table:formula="of:=SUM([.D22:.E22])" office:value-type="float" office:value="430497.212" calcext:value-type="float">
            <text:p>430.49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9" table:formula="of:=SUM([EUF_EUM.F29];[EUF_NEC.F29])" office:value-type="float" office:value="268214.8865" calcext:value-type="float">
            <text:p>268.215</text:p>
          </table:table-cell>
          <table:table-cell table:style-name="ce38" table:formula="of:=[Wuppertal_Institut.F29]" office:value-type="float" office:value="190620.562" calcext:value-type="float">
            <text:p>190.621</text:p>
          </table:table-cell>
          <table:table-cell table:style-name="ce9" table:formula="of:=[.B23]*[.$D$15]" office:value-type="float" office:value="268214.8865" calcext:value-type="float">
            <text:p>268.215</text:p>
          </table:table-cell>
          <table:table-cell table:style-name="ce9" table:formula="of:=[.C23]*[.$E$15]" office:value-type="float" office:value="171558.5058" calcext:value-type="float">
            <text:p>171.559</text:p>
          </table:table-cell>
          <table:table-cell table:style-name="ce20" table:formula="of:=SUM([.D23:.E23])" office:value-type="float" office:value="439773.3923" calcext:value-type="float">
            <text:p>439.7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9" table:formula="of:=SUM([EUF_EUM.G29];[EUF_NEC.G29])" office:value-type="float" office:value="273895.2586625" calcext:value-type="float">
            <text:p>273.895</text:p>
          </table:table-cell>
          <table:table-cell table:style-name="ce38" table:formula="of:=[Wuppertal_Institut.G29]" office:value-type="float" office:value="194873.57605" calcext:value-type="float">
            <text:p>194.874</text:p>
          </table:table-cell>
          <table:table-cell table:style-name="ce9" table:formula="of:=[.B24]*[.$D$15]" office:value-type="float" office:value="273895.2586625" calcext:value-type="float">
            <text:p>273.895</text:p>
          </table:table-cell>
          <table:table-cell table:style-name="ce9" table:formula="of:=[.C24]*[.$E$15]" office:value-type="float" office:value="175386.218445" calcext:value-type="float">
            <text:p>175.386</text:p>
          </table:table-cell>
          <table:table-cell table:style-name="ce20" table:formula="of:=SUM([.D24:.E24])" office:value-type="float" office:value="449281.4771075" calcext:value-type="float">
            <text:p>449.28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9" table:formula="of:=SUM([EUF_EUM.H29];[EUF_NEC.H29])" office:value-type="float" office:value="279717.640129062" calcext:value-type="float">
            <text:p>279.718</text:p>
          </table:table-cell>
          <table:table-cell table:style-name="ce38" table:formula="of:=[Wuppertal_Institut.H29]" office:value-type="float" office:value="199232.91545125" calcext:value-type="float">
            <text:p>199.233</text:p>
          </table:table-cell>
          <table:table-cell table:style-name="ce9" table:formula="of:=[.B25]*[.$D$15]" office:value-type="float" office:value="279717.640129062" calcext:value-type="float">
            <text:p>279.718</text:p>
          </table:table-cell>
          <table:table-cell table:style-name="ce9" table:formula="of:=[.C25]*[.$E$15]" office:value-type="float" office:value="179309.623906125" calcext:value-type="float">
            <text:p>179.310</text:p>
          </table:table-cell>
          <table:table-cell table:style-name="ce20" table:formula="of:=SUM([.D25:.E25])" office:value-type="float" office:value="459027.264035187" calcext:value-type="float">
            <text:p>459.02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9" table:formula="of:=SUM([EUF_EUM.I29];[EUF_NEC.I29])" office:value-type="float" office:value="105561.86037743" calcext:value-type="float">
            <text:p>105.562</text:p>
          </table:table-cell>
          <table:table-cell table:style-name="ce38" table:formula="of:=[Wuppertal_Institut.I29]" office:value-type="float" office:value="73067.0794458437" calcext:value-type="float">
            <text:p>73.067</text:p>
          </table:table-cell>
          <table:table-cell table:style-name="ce9" table:formula="of:=[.B26]*[.$D$15]" office:value-type="float" office:value="105561.86037743" calcext:value-type="float">
            <text:p>105.562</text:p>
          </table:table-cell>
          <table:table-cell table:style-name="ce9" table:formula="of:=[.C26]*[.$E$15]" office:value-type="float" office:value="65760.3715012594" calcext:value-type="float">
            <text:p>65.760</text:p>
          </table:table-cell>
          <table:table-cell table:style-name="ce20" table:formula="of:=SUM([.D26:.E26])" office:value-type="float" office:value="171322.231878689" calcext:value-type="float">
            <text:p>171.322</text:p>
          </table:table-cell>
        </table:table-row>
        <table:table-row table:style-name="ro1">
          <table:table-cell/>
          <table:table-cell table:style-name="ce9" table:number-columns-repeated="5"/>
        </table:table-row>
        <table:table-row table:style-name="ro1">
          <table:table-cell/>
          <table:table-cell table:style-name="ce9" table:number-columns-repeated="2"/>
          <table:table-cell table:style-name="ce20" table:formula="of:=SUM([.D21:.D26])" office:value-type="float" office:value="1360240.30566899" calcext:value-type="float">
            <text:p>1.360.240</text:p>
          </table:table-cell>
          <table:table-cell table:style-name="ce20" table:formula="of:=SUM([.E21:.E26])" office:value-type="float" office:value="868692.791652384" calcext:value-type="float">
            <text:p>868.693</text:p>
          </table:table-cell>
          <table:table-cell table:style-name="ce40" table:formula="of:=SUM([.D28:.E28])" office:value-type="float" office:value="2228933.09732138" calcext:value-type="float">
            <text:p>2.228.933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1" number:grouping="true"/>
      <number:text> €</number:text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currency-style style:name="N118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.00.0000</text:date>, <text:time style:data-style-name="N2" text:time-value="19:59:24.496662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2:06:13.663173240</meta:creation-date>
    <dc:date>2018-04-12T20:19:57.647457203</dc:date>
    <meta:editing-duration>PT7H33M33S</meta:editing-duration>
    <meta:editing-cycles>18</meta:editing-cycles>
    <meta:generator>LibreOffice/5.1.6.2$Linux_X86_64 LibreOffice_project/10m0$Build-2</meta:generator>
    <meta:print-date>2015-04-26T13:12:15.776751797</meta:print-date>
    <meta:document-statistic meta:table-count="4" meta:cell-count="553" meta:object-count="0"/>
  </office:meta>
</office:document-meta>
</file>